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dabe5" officeooo:paragraph-rsid="000dabe5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bold" officeooo:rsid="000dabe5" officeooo:paragraph-rsid="000dabe5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dabe5" officeooo:paragraph-rsid="000dabe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dd496" officeooo:paragraph-rsid="000dd49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dd496" officeooo:paragraph-rsid="000dd496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3pt" fo:font-weight="bold" officeooo:rsid="000dabe5" officeooo:paragraph-rsid="000dabe5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0dabe5" officeooo:paragraph-rsid="000dabe5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0dd496" officeooo:paragraph-rsid="000dd496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paragraph-rsid="000eef51"/>
    </style:style>
    <style:style style:name="P10" style:family="paragraph" style:parent-style-name="Standard">
      <style:text-properties fo:font-size="13pt" fo:font-weight="normal" officeooo:rsid="000dabe5" officeooo:paragraph-rsid="000dabe5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2pt" fo:font-weight="normal" officeooo:rsid="000dabe5" officeooo:paragraph-rsid="000dabe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dd496" officeooo:paragraph-rsid="000dd496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paragraph-rsid="000eef5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f046e" officeooo:paragraph-rsid="000f046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eef51" officeooo:paragraph-rsid="000eef5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f046e" officeooo:paragraph-rsid="000f046e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22222" style:font-name="Liberation Serif" fo:font-size="13pt" fo:letter-spacing="normal" fo:font-style="normal" fo:font-weight="bold" officeooo:rsid="000eef51" officeooo:paragraph-rsid="000eef51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font-variant="normal" fo:text-transform="none" fo:color="#222222" style:font-name="Liberation Serif" fo:font-size="13pt" fo:letter-spacing="normal" fo:font-style="normal" fo:font-weight="bold" officeooo:rsid="000f046e" officeooo:paragraph-rsid="000f046e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fo:font-variant="normal" fo:text-transform="none" fo:color="#222222" style:font-name="Liberation Serif" fo:font-size="13pt" fo:letter-spacing="normal" fo:font-style="normal" fo:font-weight="bold" officeooo:rsid="000f046e" officeooo:paragraph-rsid="000f046e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222222" style:font-name="Liberation Serif" fo:letter-spacing="normal" fo:font-style="normal" style:font-size-asian="13pt" style:font-weight-asian="bold" style:font-size-complex="13pt" style:font-weight-complex="bold"/>
    </style:style>
    <style:style style:name="T2" style:family="text">
      <style:text-properties officeooo:rsid="000eef51" style:font-size-asian="13pt" style:font-weight-asian="bold" style:font-size-complex="13pt" style:font-weight-complex="bold"/>
    </style:style>
    <style:style style:name="T3" style:family="text">
      <style:text-properties style:font-name="Liberation Serif" officeooo:rsid="000eef51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ll Scripting</text:p>
      <text:p text:style-name="P2"/>
      <text:p text:style-name="P2">1.Add Two Numbers</text:p>
      <text:p text:style-name="P3">#!/bin/bash</text:p>
      <text:p text:style-name="P3">num1=10</text:p>
      <text:p text:style-name="P3">num2=20</text:p>
      <text:p text:style-name="P3">num3=`expr $num1 + $num2`</text:p>
      <text:p text:style-name="P3">echo "Sum is: $num3"</text:p>
      <text:p text:style-name="P2">Output</text:p>
      <text:p text:style-name="P3">(base) sjcet@Z238-UL:~/network$ chmod +x add_two_num.sh </text:p>
      <text:p text:style-name="P3">(base) sjcet@Z238-UL:~/network$ ./add_two_num.sh </text:p>
      <text:p text:style-name="P3">Sum is: 30</text:p>
      <text:p text:style-name="P2"/>
      <text:p text:style-name="P6">2.Swap Two Numbers</text:p>
      <text:p text:style-name="P3">#!/bin/bash</text:p>
      <text:p text:style-name="P3">a=10</text:p>
      <text:p text:style-name="P3">b=20</text:p>
      <text:p text:style-name="P3">echo "a=$a"</text:p>
      <text:p text:style-name="P3">echo "b=$b"</text:p>
      <text:p text:style-name="P3">temp=$a</text:p>
      <text:p text:style-name="P3">a=$b</text:p>
      <text:p text:style-name="P3">b=$temp</text:p>
      <text:p text:style-name="P3">echo "after swaping numbers are:"</text:p>
      <text:p text:style-name="P3">echo "a=$a,b=$b"</text:p>
      <text:p text:style-name="P7">Output</text:p>
      <text:p text:style-name="P10">(base) sjcet@Z238-UL:~/network$ chmod +x swap.sh </text:p>
      <text:p text:style-name="P10">(base) sjcet@Z238-UL:~/network$ ./swap.sh </text:p>
      <text:p text:style-name="P10">a=10</text:p>
      <text:p text:style-name="P10">b=20</text:p>
      <text:p text:style-name="P10">after swaping numbers are:</text:p>
      <text:p text:style-name="P10">a=20,b=10</text:p>
      <text:p text:style-name="P7"/>
      <text:p text:style-name="P8">3.ls Command</text:p>
      <text:p text:style-name="P4">#!/bin/bash</text:p>
      <text:p text:style-name="P4">echo "here are the list of files:"</text:p>
      <text:p text:style-name="P4">ls -l</text:p>
      <text:p text:style-name="P4">echo <text:s/>"The number of files:"</text:p>
      <text:p text:style-name="P4">ls -l | wc -l</text:p>
      <text:p text:style-name="P8">Output</text:p>
      <text:p text:style-name="P5">(base) sjcet@Z238-UL:~/network$ chmod +x lscommand.sh </text:p>
      <text:p text:style-name="P5">(base) sjcet@Z238-UL:~/network$ ./lscommand.sh </text:p>
      <text:p text:style-name="P5">here are the list of files:</text:p>
      <text:p text:style-name="P5">total 12</text:p>
      <text:p text:style-name="P5">-rwxrwxr-x 1 sjcet sjcet <text:s/>76 May 17 14:33 add_two_num.sh</text:p>
      <text:p text:style-name="P5">-rwxrwxr-x 1 sjcet sjcet 117 May 17 15:07 lscommand.sh</text:p>
      <text:p text:style-name="P5">-rwxrwxr-x 1 sjcet sjcet 120 May 17 14:46 swap.sh</text:p>
      <text:p text:style-name="P5">The number of files:</text:p>
      <text:p text:style-name="P5">4</text:p>
      <text:p text:style-name="P5"/>
      <text:p text:style-name="P9"><text:span text:style-name="T2">4.</text:span><text:span text:style-name="T3">P</text:span><text:span text:style-name="T1">rogram to print the current process id ( $$ )</text:span></text:p>
      <text:p text:style-name="P13">#!/bin/bash</text:p>
      <text:p text:style-name="P13"><text:soft-page-break/>echo "Current process identifier:$$"</text:p>
      <text:p text:style-name="P17">Output</text:p>
      <text:p text:style-name="P15">(base) sjcet@Z238-UL:~/network$ chmod +x processid.sh </text:p>
      <text:p text:style-name="P15">(base) sjcet@Z238-UL:~/network$ ./processid.sh </text:p>
      <text:p text:style-name="P15">Current process identifier:6353</text:p>
      <text:p text:style-name="P19">5.Area and Circumference of a circle</text:p>
      <text:p text:style-name="P16">#!/bin/bash</text:p>
      <text:p text:style-name="P16">echo "Enter the radius of circle:"</text:p>
      <text:p text:style-name="P16">read r</text:p>
      <text:p text:style-name="P16">area=$(echo "3.14*$r*$r"|bc)</text:p>
      <text:p text:style-name="P16">echo "Area of the circle is:"</text:p>
      <text:p text:style-name="P16">echo "$area"</text:p>
      <text:p text:style-name="P16">c=$(echo "2*3.14*$r"|bc)</text:p>
      <text:p text:style-name="P16">echo "Circumference of circle is:$c"</text:p>
      <text:p text:style-name="P18">Output</text:p>
      <text:p text:style-name="P14">(base) sjcet@Z238-UL:~/network$ nano area.sh</text:p>
      <text:p text:style-name="P14">(base) sjcet@Z238-UL:~/network$ bash area.sh</text:p>
      <text:p text:style-name="P14">Enter the radius of circle:</text:p>
      <text:p text:style-name="P14">3</text:p>
      <text:p text:style-name="P14">Area of the circle is:</text:p>
      <text:p text:style-name="P14">28.26</text:p>
      <text:p text:style-name="P14">Circumference of circle is:18.84</text:p>
      <text:p text:style-name="P17"/>
      <text:p text:style-name="P18">5.Odd or even</text:p>
      <text:p text:style-name="P16">echo "enter a number"</text:p>
      <text:p text:style-name="P16">read n</text:p>
      <text:p text:style-name="P16">if [ `expr $n % 2` <text:s/>== 0]</text:p>
      <text:p text:style-name="P16">then</text:p>
      <text:p text:style-name="P16"><text:s text:c="4"/>echo "$n is even"</text:p>
      <text:p text:style-name="P16">else</text:p>
      <text:p text:style-name="P16"><text:s text:c="4"/>echo "$n is odd"</text:p>
      <text:p text:style-name="P16">fi</text:p>
      <text:p text:style-name="P18">Output</text:p>
      <text:p text:style-name="P16">(base) sjcet@Z238-UL:~/network$ nano oddoreven.sh</text:p>
      <text:p text:style-name="P16">(base) sjcet@Z238-UL:~/network$ bash oddoreven.sh</text:p>
      <text:p text:style-name="P16">enter a number</text:p>
      <text:p text:style-name="P16">3</text:p>
      <text:p text:style-name="P16">oddoreven.sh: line 3: [: missing `]'</text:p>
      <text:p text:style-name="P16">3 is odd</text:p>
      <text:p text:style-name="P16"/>
      <text:p text:style-name="P19">6.Prime or Not</text:p>
      <text:p text:style-name="P16">echo -e "Enter Number : \c"</text:p>
      <text:p text:style-name="P16">read n</text:p>
      <text:p text:style-name="P16">for((i=2; i&lt;=$n/2; i++))</text:p>
      <text:p text:style-name="P16">do</text:p>
      <text:p text:style-name="P16"><text:s text:c="2"/>ans=$(( n%i ))</text:p>
      <text:p text:style-name="P16"><text:s text:c="2"/>if [ $ans -eq 0 ]</text:p>
      <text:p text:style-name="P16"><text:s text:c="2"/>then</text:p>
      <text:p text:style-name="P16"><text:s text:c="4"/>echo "$n is not a prime number."</text:p>
      <text:p text:style-name="P16"><text:s text:c="4"/>exit 0</text:p>
      <text:p text:style-name="P16"><text:s text:c="2"/>fi</text:p>
      <text:p text:style-name="P16">done</text:p>
      <text:p text:style-name="P16"><text:soft-page-break/>echo "$n is a prime number."</text:p>
      <text:p text:style-name="P18">Output</text:p>
      <text:p text:style-name="P14">(base) sjcet@Z238-UL:~/network$ nano prime.sh</text:p>
      <text:p text:style-name="P14">(base) sjcet@Z238-UL:~/network$ bash prime.sh</text:p>
      <text:p text:style-name="P14">Enter Number : 7</text:p>
      <text:p text:style-name="P14">7 is a prime number.</text:p>
      <text:p text:style-name="P14"/>
      <text:p text:style-name="P19"/>
      <text:p text:style-name="P18"/>
      <text:p text:style-name="P18"/>
      <text:p text:style-name="Standard"><text:lin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53:12.846067606</meta:creation-date>
    <dc:date>2022-05-17T16:13:55.505060443</dc:date>
    <meta:editing-duration>PT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104" meta:word-count="329" meta:character-count="2152" meta:non-whitespace-character-count="1890"/>
  </office:meta>
</office:document-meta>
</file>